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ntarell" svg:font-family="Cantarell" style:font-adornments="Regular" style:font-pitch="variable"/>
    <style:font-face style:name="Cantarell Extra Bold" svg:font-family="'Cantarell Extra Bold'" style:font-adornments="Extra Bold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officeooo:rsid="001848f4" officeooo:paragraph-rsid="001848f4" style:font-weight-asian="bold" style:font-weight-complex="bold"/>
    </style:style>
    <style:style style:name="P2" style:family="paragraph" style:parent-style-name="Text_20_body">
      <style:text-properties officeooo:rsid="001b9c29" officeooo:paragraph-rsid="001d3d95"/>
    </style:style>
    <style:style style:name="P3" style:family="paragraph" style:parent-style-name="Text_20_body">
      <style:text-properties officeooo:rsid="001d3d95" officeooo:paragraph-rsid="001d3d95"/>
    </style:style>
    <style:style style:name="P4" style:family="paragraph" style:parent-style-name="Text_20_body">
      <style:text-properties officeooo:rsid="001d9aa0" officeooo:paragraph-rsid="001d9aa0"/>
    </style:style>
    <style:style style:name="P5" style:family="paragraph" style:parent-style-name="Text_20_body">
      <style:text-properties officeooo:paragraph-rsid="001f2c90"/>
    </style:style>
    <style:style style:name="P6" style:family="paragraph" style:parent-style-name="Text_20_body" style:list-style-name="L7"/>
    <style:style style:name="P7" style:family="paragraph" style:parent-style-name="Text_20_body" style:list-style-name="L2"/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text-properties officeooo:rsid="00212071" officeooo:paragraph-rsid="00212071"/>
    </style:style>
    <style:style style:name="P13" style:family="paragraph" style:parent-style-name="Text_20_body" style:list-style-name="L5">
      <style:text-properties officeooo:rsid="00212071" officeooo:paragraph-rsid="00212071"/>
    </style:style>
    <style:style style:name="P14" style:family="paragraph" style:parent-style-name="Heading_20_3">
      <style:text-properties officeooo:rsid="001d3d95" officeooo:paragraph-rsid="001d3d95"/>
    </style:style>
    <style:style style:name="T1" style:family="text">
      <style:text-properties officeooo:rsid="0012293c"/>
    </style:style>
    <style:style style:name="T2" style:family="text">
      <style:text-properties officeooo:rsid="0012e652"/>
    </style:style>
    <style:style style:name="T3" style:family="text">
      <style:text-properties officeooo:rsid="001343f9"/>
    </style:style>
    <style:style style:name="T4" style:family="text">
      <style:text-properties officeooo:rsid="0016b6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f5d4" style:font-weight-asian="bold" style:font-weight-complex="bold"/>
    </style:style>
    <style:style style:name="T7" style:family="text">
      <style:text-properties officeooo:rsid="001b9c29"/>
    </style:style>
    <style:style style:name="T8" style:family="text">
      <style:text-properties officeooo:rsid="001d3d95"/>
    </style:style>
    <style:style style:name="T9" style:family="text">
      <style:text-properties officeooo:rsid="001d9aa0"/>
    </style:style>
    <style:style style:name="T10" style:family="text">
      <style:text-properties officeooo:rsid="001dc0c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212071"/>
    </style:style>
    <style:style style:name="T13" style:family="text">
      <style:text-properties officeooo:rsid="00229db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Regulamin s</text:span>pawalni</text:p>
      <text:p text:style-name="Text_20_body"/>
      <text:h text:style-name="P14" text:outline-level="3">Użytkownik spawalni</text:h>
      <text:p text:style-name="P3">Osoba korzystająca ze spawalni staje się <text:span text:style-name="T12">U</text:span>żytkownikiem <text:span text:style-name="T12">S</text:span>pawalni.</text:p>
      <text:p text:style-name="P3">Korzystając ze spawalni akceptujesz postanowienia niniejszego regulaminu.</text:p>
      <text:h text:style-name="Heading_20_3" text:outline-level="3">Odpowiedzialność</text:h>
      <text:p text:style-name="P2">Ze spawalni korzysta się na własną odpowiedzialność. </text:p>
      <text:p text:style-name="P3">Spawalnia jest miejscem niebezpiecznym i należy zachować szczególną ostrożność przy pracy.</text:p>
      <text:h text:style-name="Heading_20_3" text:outline-level="3">Opiekun stanowiska</text:h>
      <text:p text:style-name="P3">Opiekun <text:span text:style-name="T12">S</text:span>tanowiska służy pomocą w razie problemów z korzystaniem ze spawalni.</text:p>
      <text:p text:style-name="P3">Do <text:span text:style-name="T12">O</text:span>piekuna należy zgłaszać zły stan sprzętu, usterki, bałagan na stanowisku spawalniczym.</text:p>
      <text:p text:style-name="P5"><text:span text:style-name="T8">Opiekun nie odpowiada w żaden sposób za bezpieczeństwo Użytkownika Spawalni, ani za jego straty materialne, uszczerbki na zdrowiu lub śmierć wynikłą z korzystania ze spawalni.</text:span></text:p>
      <text:h text:style-name="Heading_20_3" text:outline-level="3"><text:span text:style-name="T8">U</text:span>biór</text:h>
      <text:p text:style-name="P4">Do spawania wymagany jest odpowiedni ubiór.</text:p>
      <text:list xml:id="list561703830" text:style-name="L7">
        <text:list-item>
          <text:p text:style-name="P6"><text:span text:style-name="T9">trudnopalne </text:span>ubranie robocze z długimi rękawami i długimi nogawkami</text:p>
        </text:list-item>
        <text:list-item>
          <text:p text:style-name="P6">rękawice spawalnicze</text:p>
        </text:list-item>
        <text:list-item>
          <text:p text:style-name="P6">przyłbica spawalnicza</text:p>
        </text:list-item>
      </text:list>
      <text:h text:style-name="Heading_20_3" text:outline-level="3">Materiały <text:span text:style-name="T9">spawane</text:span></text:h>
      <text:p text:style-name="Text_20_body">W spawalni <text:span text:style-name="T7">można spawać</text:span> <text:span text:style-name="T7">następujące </text:span>materiały:</text:p>
      <text:list xml:id="list2769627514" text:style-name="L2">
        <text:list-item>
          <text:p text:style-name="P7">stal niestopow<text:span text:style-name="T7">ą</text:span> (czarn<text:span text:style-name="T7">ą</text:span>)</text:p>
        </text:list-item>
        <text:list-item>
          <text:p text:style-name="P7">aluminium</text:p>
        </text:list-item>
      </text:list>
      <text:p text:style-name="P8">Zabrania się spawania materiałów nieznanego typu. </text:p>
      <text:p text:style-name="P8">Zabrania się spawania materiałów pokrytych powłokami zabezpieczającymi i lakierniczymi.</text:p>
      <text:h text:style-name="Heading_20_3" text:outline-level="3">Metoda spawania</text:h>
      <text:p text:style-name="P4">W spawalni spawać można metodą TIG.</text:p>
      <text:h text:style-name="Heading_20_3" text:outline-level="3"><text:span text:style-name="T4">E</text:span>lektrody <text:span text:style-name="T9">do spawania metodą TIG</text:span></text:h>
      <text:p text:style-name="P8">Zabrania się korzystania z <text:span text:style-name="T2">elektrod torowanych (czerwonych)!</text:span></text:p>
      <text:p text:style-name="Text_20_body">Preferowane są elektrody lantanowane.</text:p>
      <text:h text:style-name="Heading_20_3" text:outline-level="3"><text:soft-page-break/>Szlifowanie elektrod</text:h>
      <text:p text:style-name="Text_20_body">Szlifowanie elektrod wykonujemy na dedykowanej szlifierc<text:span text:style-name="T3">e na stanowisku do szlifowania elektrod.</text:span></text:p>
      <text:p text:style-name="P8">Zabrania się szlifowania elektrod poza stanowiskiem do szlifowania!</text:p>
      <text:h text:style-name="Heading_20_3" text:outline-level="3"><text:span text:style-name="T9">G</text:span>azy osłonowe</text:h>
      <text:p text:style-name="P4">W spawalni jako gaz osłonowy wykorzystywany jest argon.</text:p>
      <text:p text:style-name="P4">O opróżnieniu butli z gazem należy poinformować Opiekuna Stanowiska.</text:p>
      <text:p text:style-name="P4"><text:span text:style-name="T10">Zabrania się</text:span> samodzielnie wymieniać butl<text:span text:style-name="T10">i</text:span>.</text:p>
      <text:h text:style-name="Heading_20_3" text:outline-level="3">Przygotowanie materiału</text:h>
      <text:p text:style-name="Text_20_body">Substancje dopuszczone do odtłuszczania/oczyszczania powierzchni przed spawaniem:</text:p>
      <text:list xml:id="list758211821" text:style-name="L4">
        <text:list-item>
          <text:p text:style-name="P9">aceton</text:p>
        </text:list-item>
        <text:list-item>
          <text:p text:style-name="P9">wod<text:span text:style-name="T1">a</text:span> z mydłem</text:p>
        </text:list-item>
      </text:list>
      <text:p text:style-name="Text_20_body"><text:span text:style-name="T5">Zabronione jest oczyszczanie materiału środkami </text:span><text:span text:style-name="T6">zawierającymi chlor!</text:span></text:p>
      <text:h text:style-name="Heading_20_3" text:outline-level="3">Czynności przed rozpoczęciem spawania</text:h>
      <text:list xml:id="list379081290" text:style-name="L5">
        <text:list-item>
          <text:p text:style-name="P10">Założyć wymagany do spawania ubiór.</text:p>
        </text:list-item>
        <text:list-item>
          <text:p text:style-name="P10">Upewnić się, że środki ochrony osobistej i wykorzystywane do spawania urządzenia są sprawne.</text:p>
        </text:list-item>
        <text:list-item>
          <text:p text:style-name="P10">Odkręcić zawór gazu osłonowego na butli.</text:p>
        </text:list-item>
        <text:list-item>
          <text:p text:style-name="P13">Włączyć zasilanie na gnieździe siłowym.</text:p>
        </text:list-item>
        <text:list-item>
          <text:p text:style-name="P10">Włączyć zasilanie spawarki.</text:p>
        </text:list-item>
      </text:list>
      <text:h text:style-name="Heading_20_3" text:outline-level="3">Czynności po zakończeniu spawania</text:h>
      <text:list xml:id="list3158046836" text:style-name="L6">
        <text:list-item>
          <text:p text:style-name="P11">Wyłączyć <text:span text:style-name="T12">zasilanie </text:span>spawark<text:span text:style-name="T12">i</text:span>.</text:p>
        </text:list-item>
        <text:list-item>
          <text:p text:style-name="P12">Wyłączyć zasilanie na gnieździe siłowym.</text:p>
        </text:list-item>
        <text:list-item>
          <text:p text:style-name="P11">Zakręcić zawór na butli z gazem osłonowym.</text:p>
        </text:list-item>
        <text:list-item>
          <text:p text:style-name="P11">Wyczyścić stół na stanowisku do spawania.</text:p>
        </text:list-item>
        <text:list-item>
          <text:p text:style-name="P11">Dokładnie umyć ręce.</text:p>
        </text:list-item>
        <text:list-item>
          <text:p text:style-name="P11">W przypadku gdy spawanie odbyło się bez maski oddechowej, umyć usta.</text:p>
        </text:list-item>
      </text:list>
      <text:h text:style-name="Heading_20_3" text:outline-level="3">Dodatkowe postanowienia</text:h>
      <text:p text:style-name="P8">Zabrania się wnoszenia i spożywania jedzenia i napojów w spawalni!</text:p>
      <text:p text:style-name="P8">Zabrania się palenia w spawalni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Cantarell" svg:font-family="Cantarell" style:font-adornments="Regular" style:font-pitch="variable"/>
    <style:font-face style:name="Cantarell Extra Bold" svg:font-family="'Cantarell Extra Bold'" style:font-adornments="Extra Bold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family="Cantarell" style:font-style-name="Regular" style:font-pitch="variable" fo:font-size="10pt" fo:font-weight="normal" officeooo:rsid="001ebff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tarell Extra Bold" fo:font-family="'Cantarell Extra Bold'" style:font-style-name="Extra Bold" style:font-pitch="variable" fo:font-size="14pt" fo:font-weight="800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20%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top="0.42cm" fo:margin-bottom="0.42cm" loext:contextual-spacing="false" fo:text-align="center" style:justify-single-word="false"/>
      <style:text-properties fo:font-size="44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5cm" fo:margin-bottom="0.25cm" loext:contextual-spacing="true"/>
      <style:text-properties fo:font-size="101%" fo:font-weight="normal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7:47:31.072841363</meta:creation-date>
    <dc:date>2018-11-07T20:09:29.195439043</dc:date>
    <meta:editing-duration>P4DT1H4M17S</meta:editing-duration>
    <meta:editing-cycles>3</meta:editing-cycles>
    <meta:generator>LibreOffice/6.0.6.2$Linux_X86_64 LibreOffice_project/00m0$Build-2</meta:generator>
    <meta:print-date>2018-11-03T15:55:46.415495501</meta:print-date>
    <meta:document-statistic meta:table-count="0" meta:image-count="0" meta:object-count="0" meta:page-count="3" meta:paragraph-count="55" meta:word-count="334" meta:character-count="2504" meta:non-whitespace-character-count="2241"/>
  </office:meta>
</office:document-meta>
</file>